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14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78.42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80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6.36mm"/>
    </style:style>
    <style:style style:name="co9" style:family="table-column">
      <style:table-column-properties fo:break-before="auto" style:column-width="62.64mm"/>
    </style:style>
    <style:style style:name="co10" style:family="table-column">
      <style:table-column-properties fo:break-before="auto" style:column-width="341.22mm"/>
    </style:style>
    <style:style style:name="co11" style:family="table-column">
      <style:table-column-properties fo:break-before="auto" style:column-width="58.28mm"/>
    </style:style>
    <style:style style:name="co12" style:family="table-column">
      <style:table-column-properties fo:break-before="auto" style:column-width="59.9mm"/>
    </style:style>
    <style:style style:name="co13" style:family="table-column">
      <style:table-column-properties fo:break-before="auto" style:column-width="132.4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59mm" fo:break-before="auto" style:use-optimal-row-height="false"/>
    </style:style>
    <style:style style:name="ro4" style:family="table-row">
      <style:table-row-properties style:row-height="37.29mm" fo:break-before="auto" style:use-optimal-row-height="false"/>
    </style:style>
    <style:style style:name="ro5" style:family="table-row">
      <style:table-row-properties style:row-height="41.36mm" fo:break-before="auto" style:use-optimal-row-height="true"/>
    </style:style>
    <style:style style:name="ro6" style:family="table-row">
      <style:table-row-properties style:row-height="20.92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ro8" style:family="table-row">
      <style:table-row-properties style:row-height="25.01mm" fo:break-before="auto" style:use-optimal-row-height="true"/>
    </style:style>
    <style:style style:name="ro9" style:family="table-row">
      <style:table-row-properties style:row-height="8.64mm" fo:break-before="auto" style:use-optimal-row-height="true"/>
    </style:style>
    <style:style style:name="ro10" style:family="table-row">
      <style:table-row-properties style:row-height="29.09mm" fo:break-before="auto" style:use-optimal-row-height="true"/>
    </style:style>
    <style:style style:name="ro11" style:family="table-row">
      <style:table-row-properties style:row-height="57.71mm" fo:break-before="auto" style:use-optimal-row-height="true"/>
    </style:style>
    <style:style style:name="ro12" style:family="table-row">
      <style:table-row-properties style:row-height="33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vertical-align="top"/>
      <style:text-properties style:font-name="Liberation Sans"/>
    </style:style>
    <style:style style:name="ce6" style:family="table-cell" style:parent-style-name="Default">
      <style:table-cell-properties style:vertical-align="top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able-cell-properties style:vertical-align="top"/>
      <style:text-properties style:font-name="Loma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9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text-underline-style="none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T1" style:family="text">
      <style:text-properties fo:font-weight="normal" style:font-name-asian="Noto Sans CJK SC Regular" style:font-name-complex="FreeSans" style:font-weight-asian="normal" style:font-weight-complex="normal"/>
    </style:style>
    <style:style style:name="T2" style:family="text">
      <style:text-properties style:font-name-asian="Noto Sans CJK SC Regular" style:font-name-complex="FreeSans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size-complex="10pt" style:font-weight-asian="bold" style:font-weight-complex="bold"/>
    </style:style>
    <style:style style:name="T5" style:family="text">
      <style:text-properties style:font-name="Liberation Sans" fo:font-size="10pt" fo:font-weight="bold" style:font-size-asian="10pt" style:font-size-complex="10pt" style:font-weight-asian="bold" style:font-weight-complex="bold"/>
    </style:style>
    <style:style style:name="T6" style:family="text">
      <style:text-properties style:font-name="Liberation Sans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size="10pt" fo:font-weight="normal" style:font-size-asian="10pt" style:font-size-complex="10pt" style:font-weight-asian="normal" style:font-weight-complex="normal"/>
    </style:style>
    <style:style style:name="T9" style:family="text">
      <style:text-properties fo:font-size="10pt" style:font-name-asian="Noto Sans CJK SC Regular" style:font-name-complex="FreeSans" style:font-size-asian="10pt" style:font-size-complex="10pt"/>
    </style:style>
    <style:style style:name="T10" style:family="text">
      <style:text-properties style:font-name="Liberation Sans" style:font-name-asian="Noto Sans CJK SC Regular" style:font-name-complex="FreeSans"/>
    </style:style>
    <style:style style:name="T11" style:family="text">
      <style:text-properties style:font-name-asian="Noto Sans CJK SC Regular" style:font-name-complex="FreeSans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MACHINE LEARNING TYPES</text:p>
          </table:table-cell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ALGO VARIANTS</text:p>
          </table:table-cell>
          <table:table-cell table:style-name="ce1" office:value-type="string" calcext:value-type="string">
            <text:p>PROBLEMS TYPE</text:p>
          </table:table-cell>
          <table:table-cell table:style-name="ce1" office:value-type="string" calcext:value-type="string">
            <text:p>DATASET EXAMPLE</text:p>
          </table:table-cell>
          <table:table-cell table:style-name="ce1" office:value-type="string" calcext:value-type="string">
            <text:p>SOME APPLICATION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12">
            <text:p>SUPERVISED LEARNING</text:p>
          </table:table-cell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Decision Tree</text:p>
          </table:table-cell>
          <table:table-cell table:style-name="ce5" office:value-type="string" calcext:value-type="string">
            <text:p><text:span text:style-name="T3">C4.5</text:span></text:p>
            <text:p><text:span text:style-name="T3">C5.0 </text:span></text:p>
            <text:p><text:span text:style-name="T3">Chi-squared Automatic Interaction</text:span></text:p>
            <text:p><text:span text:style-name="T3">Decision Stump</text:span></text:p>
            <text:p><text:span text:style-name="T3">Conditional Decision Trees</text:span></text:p>
            <text:p><text:span text:style-name="T3">M5 </text:span></text:p>
            <text:p><text:span text:style-name="T4">Iterative Dichotomiser 3(ID3)</text:span></text:p>
            <text:p><text:span text:style-name="T4">Classification and Regression Tree(CART) </text:span></text:p>
          </table:table-cell>
          <table:table-cell office:value-type="string" calcext:value-type="string">
            <text:p>Classification and Regression Problems</text:p>
          </table:table-cell>
          <table:table-cell office:value-type="string" calcext:value-type="string">
            <text:p><text:span text:style-name="T6">UCI:Buzz in social media </text:span></text:p>
            <text:p><text:span text:style-name="T6">UCI:UJIIndoorLoc-Mag</text:span></text:p>
            <text:p><text:span text:style-name="T6">UCI:DrivFace</text:span></text:p>
            <text:p><text:span text:style-name="T6">UCI:Online News Popularity</text:span></text:p>
            <text:p><text:span text:style-name="T6">UCI: las Vegas Strip</text:span></text:p>
            <text:p><text:span text:style-name="T6">UCI:Wine Quality</text:span></text:p>
            <text:p><text:span text:style-name="T6">UCI:StoneFlakes</text:span></text:p>
            <text:p><text:span text:style-name="T6">UCI: Wholesale customers</text:span></text:p>
            <text:p/>
          </table:table-cell>
          <table:table-cell office:value-type="string" calcext:value-type="string">
            <text:p>Bioinformatrics </text:p>
            <text:p>Weather Forecasting predictions</text:p>
            <text:p>Information Extractions</text:p>
            <text:p>Cheminformatics</text:p>
            <text:p>Quantitative structure–activity relationship</text:p>
            <text:p>Database marketing</text:p>
            <text:p>Handwriting recognition</text:p>
            <text:p>Information retrieval</text:p>
            <text:p>Learning to rank</text:p>
            <text:p>Information extraction</text:p>
            <text:p>Object recognition in computer vision</text:p>
            <text:p>Optical character recognition</text:p>
            <text:p>Spam detection</text:p>
            <text:p>Pattern recognition</text:p>
            <text:p>Speech recognition</text:p>
            <text:p>Downward causation in biological systems</text:p>
            <text:p/>
          </table:table-cell>
          <table:table-cell table:number-columns-repeated="1018"/>
        </table:table-row>
        <table:table-row table:style-name="ro4">
          <table:covered-table-cell/>
          <table:table-cell office:value-type="string" calcext:value-type="string">
            <text:p>Bayesian alogrithms</text:p>
          </table:table-cell>
          <table:table-cell office:value-type="string" calcext:value-type="string">
            <text:p><text:span text:style-name="T5">Naive Bayes</text:span></text:p>
            <text:p><text:span text:style-name="T6">Averaged One-Dependence Estimators(AODE)</text:span></text:p>
            <text:p><text:span text:style-name="T6">Bayesian belief Network (BBN)</text:span></text:p>
            <text:p><text:span text:style-name="T6">Gaussian Naive Bayes</text:span></text:p>
            <text:p><text:span text:style-name="T6">Bayesian Network(BN)</text:span></text:p>
          </table:table-cell>
          <table:table-cell office:value-type="string" calcext:value-type="string">
            <text:p>Classification Problems</text:p>
            <text:p>Time series Forecast</text:p>
          </table:table-cell>
          <table:table-cell office:value-type="string" calcext:value-type="string">
            <text:p>UCI:Balance Scale</text:p>
            <text:p>UCI:Breast Cancer</text:p>
            <text:p>UCI:Car Evaluation</text:p>
            <text:p>UCI:Handwriting digits</text:p>
            <text:p>UCI:Balance Scale</text:p>
          </table:table-cell>
          <table:table-cell office:value-type="string" calcext:value-type="string">
            <text:p>Spam detection</text:p>
            <text:p>Pattern recognition</text:p>
            <text:p>Object Classification</text:p>
            <text:p>Image  Recognition</text:p>
            <text:p>Object Detection</text:p>
          </table:table-cell>
          <table:table-cell table:number-columns-repeated="1018"/>
        </table:table-row>
        <table:table-row table:style-name="ro5">
          <table:covered-table-cell table:style-name="ce2"/>
          <table:table-cell office:value-type="string" calcext:value-type="string">
            <text:p>Deep Learning</text:p>
          </table:table-cell>
          <table:table-cell office:value-type="string" calcext:value-type="string">
            <text:p><text:span text:style-name="T7">Recurrent Neural Network</text:span></text:p>
            <text:p>Recursive Neural Network</text:p>
            <text:p><text:span text:style-name="T7">Artificial Neural Network</text:span></text:p>
            <text:p><text:span text:style-name="T7">Convolutional Neural Network</text:span></text:p>
            <text:p>Feed-forward neural networks</text:p>
            <text:p>Multi-layer perceptrons (MLP)</text:p>
            <text:p>Restricted Boltzman Machine(RBM)</text:p>
            <text:p>Deep Boltzman Machine</text:p>
          </table:table-cell>
          <table:table-cell office:value-type="string" calcext:value-type="string">
            <text:p>classification, regression, </text:p>
            <text:p>collaborative filtering,</text:p>
            <text:p>feature learning and topic modeling</text:p>
            <text:p>Action Recognition</text:p>
            <text:p>Forecast,</text:p>
            <text:p><text:span text:style-name="T10">Speech Recognition,</text:span></text:p>
            <text:p><text:span text:style-name="T10">Language Understanding</text:span></text:p>
          </table:table-cell>
          <table:table-cell office:value-type="string" calcext:value-type="string">
            <text:p>Berkeley Segmentation Data Set and Benchmarks 500 (BSDS500)</text:p>
            <text:p>Microsoft Common Objects in Context (COCO)</text:p>
            <text:p>MSP-AVATAR</text:p>
            <text:p>Artificial Characters Dataset</text:p>
            <text:p>Forest Type Mapping Dataset</text:p>
            <text:p>YouTube-8M</text:p>
          </table:table-cell>
          <table:table-cell table:style-name="ce4" office:value-type="string" calcext:value-type="string">
            <text:p><text:span text:style-name="T11">Cutomer relationship management</text:span></text:p>
            <text:p><text:span text:style-name="T11">Natural Language Processing</text:span></text:p>
            <text:p><text:span text:style-name="T11">Mobile Advertisement</text:span></text:p>
            <text:p><text:span text:style-name="T11">Bioinformatics</text:span></text:p>
            <text:p><text:span text:style-name="T11">Face detection</text:span></text:p>
            <text:p><text:span text:style-name="T11">Spam detection</text:span></text:p>
            <text:p><text:span text:style-name="T11">Pattern recognition</text:span></text:p>
            <text:p><text:span text:style-name="T11">Object Classification</text:span></text:p>
            <text:p><text:span text:style-name="T11">Image  Recognition</text:span></text:p>
            <text:p><text:span text:style-name="T11">Object Detection</text:span></text:p>
          </table:table-cell>
          <table:table-cell table:number-columns-repeated="1018"/>
        </table:table-row>
        <table:table-row table:style-name="ro6">
          <table:covered-table-cell/>
          <table:table-cell office:value-type="string" calcext:value-type="string">
            <text:p>Support Vector Machine(SVM)</text:p>
          </table:table-cell>
          <table:table-cell office:value-type="string" calcext:value-type="string">
            <text:p><text:span text:style-name="T7">Linear SVM</text:span></text:p>
            <text:p>Multiclass SVM</text:p>
            <text:p>Structured SVM</text:p>
            <text:p><text:span text:style-name="T7">Regression SVM</text:span></text:p>
            <text:p><text:span text:style-name="T7">Bayesian SVM</text:span></text:p>
          </table:table-cell>
          <table:table-cell office:value-type="string" calcext:value-type="string">
            <text:p>Classification and Regression Problems</text:p>
          </table:table-cell>
          <table:table-cell office:value-type="string" calcext:value-type="string">
            <text:p>CMU Face Images Dataset</text:p>
            <text:p>Yale Face Database</text:p>
            <text:p>TV Human Interaction Dataset</text:p>
            <text:p>UCF 101 Dataset</text:p>
            <text:p>SBU Interact</text:p>
          </table:table-cell>
          <table:table-cell office:value-type="string" calcext:value-type="string">
            <text:p>Pattern recognition</text:p>
            <text:p>Handwriting digits Recognition</text:p>
            <text:p>Image classification</text:p>
            <text:p>Text and hyperlink categorization</text:p>
            <text:p/>
          </table:table-cell>
          <table:table-cell table:number-columns-repeated="1018"/>
        </table:table-row>
        <table:table-row table:style-name="ro7">
          <table:covered-table-cell/>
          <table:table-cell office:value-type="string" calcext:value-type="string">
            <text:p>Random Forest(RFC)</text:p>
          </table:table-cell>
          <table:table-cell/>
          <table:table-cell office:value-type="string" calcext:value-type="string">
            <text:p>Classification  Problems,</text:p>
            <text:p>Regression Problems</text:p>
          </table:table-cell>
          <table:table-cell office:value-type="string" calcext:value-type="string">
            <text:p>MNIST dataset</text:p>
            <text:p><text:span text:style-name="T10">PASCAL VOC Dataset</text:span></text:p>
            <text:p><text:span text:style-name="T10">Fashion-MNIST</text:span></text:p>
          </table:table-cell>
          <table:table-cell office:value-type="string" calcext:value-type="string">
            <text:p>Object Classification</text:p>
            <text:p>Handwriting digits recognition</text:p>
          </table:table-cell>
          <table:table-cell table:number-columns-repeated="1018"/>
        </table:table-row>
        <table:table-row table:style-name="ro7">
          <table:covered-table-cell/>
          <table:table-cell office:value-type="string" calcext:value-type="string">
            <text:p>KNN(K-nearest neighbour)</text:p>
          </table:table-cell>
          <table:table-cell/>
          <table:table-cell office:value-type="string" calcext:value-type="string">
            <text:p>Classification  Problems,</text:p>
            <text:p>Regression Problems</text:p>
          </table:table-cell>
          <table:table-cell office:value-type="string" calcext:value-type="string">
            <text:p>MNIST dataset</text:p>
            <text:p>CIFAR-100 Dataset</text:p>
            <text:p>Fashion-MNIST</text:p>
          </table:table-cell>
          <table:table-cell office:value-type="string" calcext:value-type="string">
            <text:p>Image  Recognition</text:p>
            <text:p>Handwriting digits Recognition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<text:span text:style-name="T1">Neural network</text:span><text:span text:style-name="T2"> </text:span></text:p>
          </table:table-cell>
          <table:table-cell office:value-type="string" calcext:value-type="string">
            <text:p><text:span text:style-name="T5">Perceptron</text:span></text:p>
            <text:p><text:span text:style-name="T6">Back-Propogation</text:span></text:p>
            <text:p><text:span text:style-name="T6">Hopfield Network</text:span></text:p>
            <text:p><text:span text:style-name="T6">Radial Basis Function Network (RBFN)</text:span></text:p>
            <text:p/>
          </table:table-cell>
          <table:table-cell office:value-type="string" calcext:value-type="string">
            <text:p>Classification  Problems,</text:p>
            <text:p>Regression Problems,</text:p>
            <text:p>Object Detection,</text:p>
            <text:p>Recognition task</text:p>
          </table:table-cell>
          <table:table-cell office:value-type="string" calcext:value-type="string">
            <text:p>Gisette Dataset</text:p>
            <text:p>MPII Cooking Activities Dataset</text:p>
            <text:p>The Oxford-IIIT Pet Dataset</text:p>
          </table:table-cell>
          <table:table-cell table:style-name="ce4" office:value-type="string" calcext:value-type="string">
            <text:p><text:span text:style-name="T11">Spam detection</text:span></text:p>
            <text:p><text:span text:style-name="T11">Pattern recognition</text:span></text:p>
            <text:p><text:span text:style-name="T11">Object Classification</text:span></text:p>
            <text:p><text:span text:style-name="T11">Image  Recognition</text:span></text:p>
            <text:p><text:span text:style-name="T11">Object Detection</text:span></text:p>
          </table:table-cell>
          <table:table-cell table:number-columns-repeated="1018"/>
        </table:table-row>
        <table:table-row table:style-name="ro8">
          <table:covered-table-cell/>
          <table:table-cell office:value-type="string" calcext:value-type="string">
            <text:p>Regression Algorithms</text:p>
          </table:table-cell>
          <table:table-cell office:value-type="string" calcext:value-type="string">
            <text:p><text:span text:style-name="T5">Linear Regression</text:span></text:p>
            <text:p><text:span text:style-name="T8">Ordinary Least Squares Reression(OSLR)</text:span></text:p>
            <text:p><text:span text:style-name="T8">Stepwise Regression</text:span></text:p>
            <text:p><text:span text:style-name="T8">Multivariate Adaptive Regression Splines(MARS)</text:span></text:p>
            <text:p><text:span text:style-name="T8">Locally Estimated Scatterplot Smoothing(LOESS)</text:span></text:p>
            <text:p/>
          </table:table-cell>
          <table:table-cell office:value-type="string" calcext:value-type="string">
            <text:p>Regression problems</text:p>
          </table:table-cell>
          <table:table-cell office:value-type="string" calcext:value-type="string">
            <text:p>UCI:Breast Cancer Wisconsin (Prognostic)</text:p>
            <text:p>UCI:Automobile</text:p>
            <text:p>UCI:Auto MPG</text:p>
          </table:table-cell>
          <table:table-cell office:value-type="string" calcext:value-type="string">
            <text:p>Weather Prediction</text:p>
            <text:p>Stock Market Prediction</text:p>
            <text:p/>
          </table:table-cell>
          <table:table-cell table:number-columns-repeated="1018"/>
        </table:table-row>
        <table:table-row table:style-name="ro6">
          <table:covered-table-cell/>
          <table:table-cell office:value-type="string" calcext:value-type="string">
            <text:p>Logistic Regression</text:p>
          </table:table-cell>
          <table:table-cell/>
          <table:table-cell office:value-type="string" calcext:value-type="string">
            <text:p>Classification <text:s/>Problems</text:p>
          </table:table-cell>
          <table:table-cell office:value-type="string" calcext:value-type="string">
            <text:p><text:span text:style-name="T6">UCI:Buzz in social media </text:span></text:p>
            <text:p><text:span text:style-name="T6">UCI:UJIIndoorLoc-Mag</text:span></text:p>
            <text:p><text:span text:style-name="T6">UCI:DrivFace</text:span></text:p>
            <text:p><text:span text:style-name="T6">UCI:Online News Popularity</text:span></text:p>
            <text:p/>
          </table:table-cell>
          <table:table-cell office:value-type="string" calcext:value-type="string">
            <text:p>object Classification</text:p>
            <text:p>Hand gesture classification</text:p>
            <text:p>Forest classification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Autoregressive integrated moving average</text:p>
          </table:table-cell>
          <table:table-cell/>
          <table:table-cell office:value-type="string" calcext:value-type="string">
            <text:p>Time series Forecast</text:p>
          </table:table-cell>
          <table:table-cell office:value-type="string" calcext:value-type="string">
            <text:p>Kaggle:Autin Weather</text:p>
            <text:p>Kaggle:Delhi Weather Data</text:p>
          </table:table-cell>
          <table:table-cell office:value-type="string" calcext:value-type="string">
            <text:p>Weather Prediction which involve time.</text:p>
          </table:table-cell>
          <table:table-cell table:number-columns-repeated="1018"/>
        </table:table-row>
        <table:table-row table:style-name="ro9">
          <table:covered-table-cell/>
          <table:table-cell table:style-name="ce4" office:value-type="string" calcext:value-type="string">
            <text:p>Croston</text:p>
          </table:table-cell>
          <table:table-cell/>
          <table:table-cell office:value-type="string" calcext:value-type="string">
            <text:p>Time series Forecast</text:p>
          </table:table-cell>
          <table:table-cell office:value-type="string" calcext:value-type="string">
            <text:p>Kaggle:Weather archive Jena</text:p>
            <text:p>Kaggle:Weather madrid 1997-2015</text:p>
          </table:table-cell>
          <table:table-cell office:value-type="string" calcext:value-type="string">
            <text:p>Weather Prediction which involve time,</text:p>
            <text:p>Rain prediction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 table:number-columns-spanned="1" table:number-rows-spanned="4">
            <text:p>SEMI-SUPERVISED LEARNING</text:p>
          </table:table-cell>
          <table:table-cell office:value-type="string" calcext:value-type="string">
            <text:p>Support Vector Machine(SVM)</text:p>
          </table:table-cell>
          <table:table-cell table:style-name="ce2" office:value-type="string" calcext:value-type="string">
            <text:p>Transductive support vector machines</text:p>
          </table:table-cell>
          <table:table-cell office:value-type="string" calcext:value-type="string">
            <text:p>Classification <text:s/>Problems</text:p>
          </table:table-cell>
          <table:table-cell office:value-type="string" calcext:value-type="string">
            <text:p>Cancer classification dataset by American Institute of Physics</text:p>
          </table:table-cell>
          <table:table-cell office:value-type="string" calcext:value-type="string">
            <text:p>Cancer detection</text:p>
            <text:p>Protein fold and remote homology detection</text:p>
            <text:p>Action Detection</text:p>
          </table:table-cell>
          <table:table-cell table:number-columns-repeated="1018"/>
        </table:table-row>
        <table:table-row table:style-name="ro7">
          <table:covered-table-cell/>
          <table:table-cell table:style-name="ce4" office:value-type="string" calcext:value-type="string">
            <text:p>Sel- Training</text:p>
          </table:table-cell>
          <table:table-cell/>
          <table:table-cell office:value-type="string" calcext:value-type="string">
            <text:p>Classification <text:s/>Problems</text:p>
          </table:table-cell>
          <table:table-cell office:value-type="string" calcext:value-type="string">
            <text:p>Penn chinese Treebank</text:p>
            <text:p>Switchboard Dataset</text:p>
          </table:table-cell>
          <table:table-cell office:value-type="string" calcext:value-type="string">
            <text:p>Natural Language Processing</text:p>
            <text:p>Medical applications’</text:p>
            <text:p>Speech analysis</text:p>
          </table:table-cell>
          <table:table-cell table:number-columns-repeated="1018"/>
        </table:table-row>
        <table:table-row table:style-name="ro7">
          <table:covered-table-cell/>
          <table:table-cell office:value-type="string" calcext:value-type="string">
            <text:p>Help – Training</text:p>
          </table:table-cell>
          <table:table-cell/>
          <table:table-cell office:value-type="string" calcext:value-type="string">
            <text:p>Classification <text:s/>Problems</text:p>
          </table:table-cell>
          <table:table-cell office:value-type="string" calcext:value-type="string">
            <text:p>Penn chinese Treebank</text:p>
            <text:p><text:span text:style-name="T10">Switchboard Dataset</text:span></text:p>
          </table:table-cell>
          <table:table-cell table:style-name="ce4" office:value-type="string" calcext:value-type="string">
            <text:p><text:span text:style-name="T11">Natural Language Processing</text:span></text:p>
            <text:p><text:span text:style-name="T11">Medical applications’</text:span></text:p>
            <text:p><text:span text:style-name="T11">Speech analysis</text:span></text:p>
          </table:table-cell>
          <table:table-cell table:number-columns-repeated="1018"/>
        </table:table-row>
        <table:table-row table:style-name="ro7">
          <table:covered-table-cell/>
          <table:table-cell office:value-type="string" calcext:value-type="string">
            <text:p>Multi view algorithms</text:p>
          </table:table-cell>
          <table:table-cell/>
          <table:table-cell office:value-type="string" calcext:value-type="string">
            <text:p>Classification <text:s/>Problems</text:p>
          </table:table-cell>
          <table:table-cell office:value-type="string" calcext:value-type="string">
            <text:p>Switchboard Dataset</text:p>
            <text:p><text:span text:style-name="T10">Penn chinese Treebank</text:span></text:p>
          </table:table-cell>
          <table:table-cell table:style-name="ce4" office:value-type="string" calcext:value-type="string">
            <text:p><text:span text:style-name="T11">Natural Language Processing</text:span></text:p>
            <text:p><text:span text:style-name="T11">Medical applications’</text:span></text:p>
            <text:p><text:span text:style-name="T11">Speech analysis</text:span>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 table:number-columns-spanned="1" table:number-rows-spanned="16">
            <text:p>UNSUPERVISED LEARNING</text:p>
          </table:table-cell>
          <table:table-cell table:style-name="ce4" office:value-type="string" calcext:value-type="string">
            <text:p>Support Vector Machine(SVM)</text:p>
          </table:table-cell>
          <table:table-cell table:style-name="ce2" office:value-type="string" calcext:value-type="string">
            <text:p>SVM Clustering</text:p>
          </table:table-cell>
          <table:table-cell office:value-type="string" calcext:value-type="string">
            <text:p>Clustering Problems,</text:p>
            <text:p>Pattern recognition</text:p>
          </table:table-cell>
          <table:table-cell table:style-name="ce5" office:value-type="string" calcext:value-type="string">
            <text:p><text:span text:style-name="T3">UCI:Mice Protein Expression</text:span></text:p>
            <text:p><text:span text:style-name="T3">UCI:Human Activity Recognition Using Smartphones</text:span></text:p>
            <text:p><text:span text:style-name="T3">UCI: open University Learning Analytics dataset</text:span></text:p>
            <text:p/>
          </table:table-cell>
          <table:table-cell office:value-type="string" calcext:value-type="string">
            <text:p/>
            <text:p>Cluster analysis</text:p>
            <text:p>Anomaly detection</text:p>
            <text:p>Expectation–maximization algorithm</text:p>
            <text:p>Generative topographic map</text:p>
            <text:p>Outlier Detection</text:p>
          </table:table-cell>
          <table:table-cell table:number-columns-repeated="1018"/>
        </table:table-row>
        <table:table-row table:style-name="ro10">
          <table:covered-table-cell/>
          <table:table-cell office:value-type="string" calcext:value-type="string">
            <text:p>Deep Learning</text:p>
          </table:table-cell>
          <table:table-cell office:value-type="string" calcext:value-type="string">
            <text:p><text:span text:style-name="T7">Deep belief networks</text:span></text:p>
            <text:p>Self-Organizing Maps</text:p>
            <text:p>Stacked de-noising auto-encoders</text:p>
            <text:p>Autoencoders</text:p>
            <text:p>Hebbian Learning</text:p>
            <text:p>Generative Adversarial Networks</text:p>
            <text:p/>
          </table:table-cell>
          <table:table-cell office:value-type="string" calcext:value-type="string">
            <text:p>Dimensionality reduction,</text:p>
            <text:p>Searching Problems</text:p>
            <text:p>Clustering or Grouping Problems</text:p>
            <text:p>Anomaly detection</text:p>
          </table:table-cell>
          <table:table-cell office:value-type="string" calcext:value-type="string">
            <text:p>Google’s Open Image dataset</text:p>
            <text:p>Caltech 256 datset</text:p>
            <text:p>The street View House Number dataset</text:p>
          </table:table-cell>
          <table:table-cell office:value-type="string" calcext:value-type="string">
            <text:p>Recommendation system </text:p>
            <text:p>Image Restoration</text:p>
            <text:p><text:span text:style-name="T10">Comparing documents,</text:span></text:p>
            <text:p><text:span text:style-name="T10">Images or sounds to surface similar items</text:span></text:p>
          </table:table-cell>
          <table:table-cell table:number-columns-repeated="1018"/>
        </table:table-row>
        <table:table-row table:style-name="ro11">
          <table:covered-table-cell/>
          <table:table-cell table:style-name="ce4" office:value-type="string" calcext:value-type="string">
            <text:p>Dimentionality Reduction Algoritms</text:p>
          </table:table-cell>
          <table:table-cell table:style-name="ce4" office:value-type="string" calcext:value-type="string">
            <text:p><text:span text:style-name="T9">Principle component Analysis(PCA)</text:span></text:p>
            <text:p><text:span text:style-name="T9">Partial Least Squares Regression (PLSR)</text:span></text:p>
            <text:p><text:span text:style-name="T9">Sammon Mapping</text:span></text:p>
            <text:p><text:span text:style-name="T9">Multidimensional Scaling (MDS)</text:span></text:p>
            <text:p><text:span text:style-name="T9">Projection Pursuit</text:span></text:p>
            <text:p><text:span text:style-name="T9">Principlal Component Regression (PCR)</text:span></text:p>
            <text:p><text:span text:style-name="T9">Partial Least Squares Discriminant Analysis</text:span></text:p>
            <text:p><text:span text:style-name="T9">Mixture Disciminant Analysis</text:span></text:p>
            <text:p><text:span text:style-name="T9">Quadratic Discriminant Analysis(MDA)</text:span></text:p>
            <text:p><text:span text:style-name="T9">Regularisation Discriminant Analysis (QDA)</text:span></text:p>
            <text:p><text:span text:style-name="T9">Regularized Discriminant Analysis (RDA)</text:span></text:p>
            <text:p><text:span text:style-name="T9">Flexible Discriminant Analysis (FDA)</text:span></text:p>
            <text:p><text:span text:style-name="T9">Linear Discriminant Analysis (LDA)</text:span></text:p>
            <text:p><text:span text:style-name="T9">Principle component Analysis(PCA)</text:span></text:p>
          </table:table-cell>
          <table:table-cell office:value-type="string" calcext:value-type="string">
            <text:p>Dimensionality reduction</text:p>
          </table:table-cell>
          <table:table-cell office:value-type="string" calcext:value-type="string">
            <text:p>Swiss Roll Dataset by University of Chicago</text:p>
            <text:p>UCI: breast cancer dataset</text:p>
          </table:table-cell>
          <table:table-cell office:value-type="string" calcext:value-type="string">
            <text:p>Email classification</text:p>
            <text:p/>
          </table:table-cell>
          <table:table-cell table:number-columns-repeated="1018"/>
        </table:table-row>
        <table:table-row table:style-name="ro7">
          <table:covered-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lustering Problems </text:p>
          </table:table-cell>
          <table:table-cell office:value-type="string" calcext:value-type="string">
            <text:p>UCI: Gesture Phase Segmentation</text:p>
            <text:p>UCI: Health News in Twitter</text:p>
          </table:table-cell>
          <table:table-cell table:style-name="ce4" office:value-type="string" calcext:value-type="string">
            <text:p>Intrusion Detection</text:p>
            <text:p>Wireless sensor network</text:p>
            <text:p>Landmine detection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K-median</text:p>
          </table:table-cell>
          <table:table-cell/>
          <table:table-cell table:style-name="ce4" office:value-type="string" calcext:value-type="string">
            <text:p>Clustering Problems </text:p>
          </table:table-cell>
          <table:table-cell office:value-type="string" calcext:value-type="string">
            <text:p>UCI: Libras Movement</text:p>
            <text:p>UCI: New Aggregator</text:p>
          </table:table-cell>
          <table:table-cell office:value-type="string" calcext:value-type="string">
            <text:p>Search engine</text:p>
            <text:p>Monitor student academic performance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Hierarchical clustering</text:p>
          </table:table-cell>
          <table:table-cell/>
          <table:table-cell table:style-name="ce4" office:value-type="string" calcext:value-type="string">
            <text:p>Clustering Problems </text:p>
          </table:table-cell>
          <table:table-cell office:value-type="string" calcext:value-type="string">
            <text:p>UCI: NYSK</text:p>
            <text:p>UCI: online retail</text:p>
          </table:table-cell>
          <table:table-cell office:value-type="string" calcext:value-type="string">
            <text:p>Grouping on the basis of Cutomer behaviour pattern</text:p>
            <text:p/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afinity propogation</text:p>
          </table:table-cell>
          <table:table-cell/>
          <table:table-cell office:value-type="string" calcext:value-type="string">
            <text:p>Clustering Problems </text:p>
          </table:table-cell>
          <table:table-cell office:value-type="string" calcext:value-type="string">
            <text:p>UCI: Perfume data</text:p>
            <text:p>UCI: Plants</text:p>
          </table:table-cell>
          <table:table-cell office:value-type="string" calcext:value-type="string">
            <text:p>Finding number of clusters in dataset</text:p>
          </table:table-cell>
          <table:table-cell table:number-columns-repeated="1018"/>
        </table:table-row>
        <table:table-row table:style-name="ro7">
          <table:covered-table-cell/>
          <table:table-cell office:value-type="string" calcext:value-type="string">
            <text:p>BSCAN</text:p>
          </table:table-cell>
          <table:table-cell/>
          <table:table-cell office:value-type="string" calcext:value-type="string">
            <text:p>Clustering Problems </text:p>
          </table:table-cell>
          <table:table-cell office:value-type="string" calcext:value-type="string">
            <text:p><text:span text:style-name="T10">UCI:SCADI</text:span></text:p>
            <text:p><text:span text:style-name="T10">UCI:Folio</text:span></text:p>
          </table:table-cell>
          <table:table-cell office:value-type="string" calcext:value-type="string">
            <text:p>In madicine technology</text:p>
            <text:p>Structuring Image of body organ</text:p>
            <text:p>Madical image analysis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Apriori algorithm</text:p>
          </table:table-cell>
          <table:table-cell/>
          <table:table-cell office:value-type="string" calcext:value-type="string">
            <text:p>Association Problems</text:p>
          </table:table-cell>
          <table:table-cell table:style-name="ce4" office:value-type="string" calcext:value-type="string">
            <text:p>University Dataset by s.sounders et al.</text:p>
            <text:p>Nomao Dataset by Nomao Labs</text:p>
          </table:table-cell>
          <table:table-cell office:value-type="string" calcext:value-type="string">
            <text:p>Web usage mining</text:p>
            <text:p>Intrusion Detection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Eclat algorithm</text:p>
          </table:table-cell>
          <table:table-cell/>
          <table:table-cell office:value-type="string" calcext:value-type="string">
            <text:p>Association Problems</text:p>
          </table:table-cell>
          <table:table-cell office:value-type="string" calcext:value-type="string">
            <text:p>Movie dataset by G.wiederhold</text:p>
            <text:p>New York Taxi Trip dataset</text:p>
          </table:table-cell>
          <table:table-cell office:value-type="string" calcext:value-type="string">
            <text:p>Recommendation System  </text:p>
            <text:p/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FP-growth algorithm</text:p>
          </table:table-cell>
          <table:table-cell/>
          <table:table-cell office:value-type="string" calcext:value-type="string">
            <text:p>Association Problems</text:p>
          </table:table-cell>
          <table:table-cell office:value-type="string" calcext:value-type="string">
            <text:p>Cloud Dataset by P.Collard</text:p>
            <text:p>Seeds dataset by Charytanowicz et al.</text:p>
          </table:table-cell>
          <table:table-cell office:value-type="string" calcext:value-type="string">
            <text:p>super marker self Management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AprioriDP</text:p>
          </table:table-cell>
          <table:table-cell/>
          <table:table-cell office:value-type="string" calcext:value-type="string">
            <text:p>Association Problems</text:p>
          </table:table-cell>
          <table:table-cell office:value-type="string" calcext:value-type="string">
            <text:p>UCI:DrivFace</text:p>
            <text:p>UCI: HTRU2</text:p>
          </table:table-cell>
          <table:table-cell office:value-type="string" calcext:value-type="string">
            <text:p>Frequent pattern finding</text:p>
            <text:p>Data warehouse mining procedure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Context Based Association Rule Mining Algorithm</text:p>
          </table:table-cell>
          <table:table-cell/>
          <table:table-cell office:value-type="string" calcext:value-type="string">
            <text:p>Association Problems</text:p>
          </table:table-cell>
          <table:table-cell office:value-type="string" calcext:value-type="string">
            <text:p>UCI: WholesaleCustomer</text:p>
            <text:p>UCI: wiki4HE</text:p>
          </table:table-cell>
          <table:table-cell office:value-type="string" calcext:value-type="string">
            <text:p>Detection similar patterns in image following certain rules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ode-set-based algorithms</text:p>
          </table:table-cell>
          <table:table-cell/>
          <table:table-cell office:value-type="string" calcext:value-type="string">
            <text:p>Association Problems</text:p>
          </table:table-cell>
          <table:table-cell office:value-type="string" calcext:value-type="string">
            <text:p>UCI: Water Treatment Plant</text:p>
          </table:table-cell>
          <table:table-cell office:value-type="string" calcext:value-type="string">
            <text:p>Faster mining data items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GUHA procedure ASSOC</text:p>
          </table:table-cell>
          <table:table-cell/>
          <table:table-cell office:value-type="string" calcext:value-type="string">
            <text:p>Association Problems</text:p>
          </table:table-cell>
          <table:table-cell office:value-type="string" calcext:value-type="string">
            <text:p>UCI: StoneFlake</text:p>
            <text:p>UCI: Chestnuts-LARVIC</text:p>
          </table:table-cell>
          <table:table-cell office:value-type="string" calcext:value-type="string">
            <text:p>Exploratory data analysis for finding association rules</text:p>
            <text:p>Data mining procedure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OPUS search</text:p>
          </table:table-cell>
          <table:table-cell/>
          <table:table-cell office:value-type="string" calcext:value-type="string">
            <text:p>Association Problems</text:p>
          </table:table-cell>
          <table:table-cell office:value-type="string" calcext:value-type="string">
            <text:p>UCI: Sponge</text:p>
            <text:p>UCI:Anuran Calls</text:p>
          </table:table-cell>
          <table:table-cell office:value-type="string" calcext:value-type="string">
            <text:p>NP hard Problems</text:p>
            <text:p>Searching operation in less time fram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4">
            <text:p>REINFORCEMENT LEARNING</text:p>
          </table:table-cell>
          <table:table-cell office:value-type="string" calcext:value-type="string">
            <text:p>Q-learning</text:p>
          </table:table-cell>
          <table:table-cell/>
          <table:table-cell office:value-type="string" calcext:value-type="string">
            <text:p>Hit and Trial problems</text:p>
          </table:table-cell>
          <table:table-cell/>
          <table:table-cell office:value-type="string" calcext:value-type="string">
            <text:p>Robotics applications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State-Action_reward-State_action(SARSA)</text:p>
          </table:table-cell>
          <table:table-cell/>
          <table:table-cell table:style-name="ce4" office:value-type="string" calcext:value-type="string">
            <text:p>Hit and Trial problems</text:p>
          </table:table-cell>
          <table:table-cell/>
          <table:table-cell office:value-type="string" calcext:value-type="string">
            <text:p>In development of games</text:p>
          </table:table-cell>
          <table:table-cell table:number-columns-repeated="1018"/>
        </table:table-row>
        <table:table-row table:style-name="ro9">
          <table:covered-table-cell/>
          <table:table-cell office:value-type="string" calcext:value-type="string">
            <text:p>Deep Q-network</text:p>
          </table:table-cell>
          <table:table-cell/>
          <table:table-cell table:style-name="ce4" office:value-type="string" calcext:value-type="string">
            <text:p>Hit and Trial problems</text:p>
          </table:table-cell>
          <table:table-cell/>
          <table:table-cell office:value-type="string" calcext:value-type="string">
            <text:p>Self taught chatbots,</text:p>
            <text:p>Self driven cars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ep Deterministic policy gradient</text:p>
          </table:table-cell>
          <table:table-cell/>
          <table:table-cell table:style-name="ce4" office:value-type="string" calcext:value-type="string">
            <text:p>Hit and Trial problems</text:p>
          </table:table-cell>
          <table:table-cell/>
          <table:table-cell office:value-type="string" calcext:value-type="string">
            <text:p>Business application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1021" table:default-cell-style-name="ce3"/>
        <table:table-row table:style-name="ro2">
          <table:table-cell table:style-name="ce2" office:value-type="string" calcext:value-type="string">
            <text:p>MACHINE LEARNING TYPES</text:p>
          </table:table-cell>
          <table:table-cell table:style-name="ce2" office:value-type="string" calcext:value-type="string">
            <text:p>PROBLEM TYPES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 table:number-columns-spanned="1" table:number-rows-spanned="4">
            <text:p>Supervised Machine Learning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Classification Problem</text:p>
          </table:table-cell>
          <table:table-cell office:value-type="string" calcext:value-type="string">
            <text:p>A classification problem is when the output variable is a category,such as “red” or “blue” or “disease” and “no disease”</text:p>
          </table:table-cell>
          <table:table-cell table:number-columns-repeated="1021"/>
        </table:table-row>
        <table:table-row table:style-name="ro2">
          <table:covered-table-cell table:style-name="ce2"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gression Problem</text:p>
          </table:table-cell>
          <table:table-cell office:value-type="string" calcext:value-type="string">
            <text:p>A regression problem is when the output variable is a real value, such as “dollars” or “weight”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4">
            <text:p>Unsupervised Machine Learning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Clustering Problem</text:p>
          </table:table-cell>
          <table:table-cell office:value-type="string" calcext:value-type="string">
            <text:p>A clustering problem is when you want to discover the inherent grouping in the data, such as grouping customers by purchasing behaviour.</text:p>
          </table:table-cell>
          <table:table-cell table:number-columns-repeated="1021"/>
        </table:table-row>
        <table:table-row table:style-name="ro2">
          <table:covered-table-cell table:style-name="ce2"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Association Problem</text:p>
          </table:table-cell>
          <table:table-cell office:value-type="string" calcext:value-type="string">
            <text:p>An association rule learning problem is where you want to discover rules that describe large portions of your data, such as people that buy X also tend to buy Y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inforcement Machine Learning</text:p>
          </table:table-cell>
          <table:table-cell office:value-type="string" calcext:value-type="string">
            <text:p>Hit and Trial Problem</text:p>
          </table:table-cell>
          <table:table-cell office:value-type="string" calcext:value-type="string">
            <text:p>Problem in which system teach itself through trial and errors on the basis of Environment,state and reward.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number-columns-repeated="1021" table:default-cell-style-name="ce3"/>
        <table:table-row table:style-name="ro2">
          <table:table-cell table:style-name="ce7" office:value-type="string" calcext:value-type="string" table:number-columns-spanned="1" table:number-rows-spanned="3">
            <text:p>Machine Learning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Machine learning is an application of artificial intelligence (AI)</text:p>
            <text:p>that provides systems the ability to automatically learn and improve</text:p>
            <text:p>from experience without being explicitly programmed. Machine learning</text:p>
            <text:p>Focuses on the development of computer programs that can access</text:p>
            <text:p>data and use it learn for themselves.</text:p>
            <text:p>Machine learning is a field of computer science that uses statistical </text:p>
            <text:p>techniques to give computer systems the ability to "learn" with data,</text:p>
            <text:p>without being explicitly programmed.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1" table:number-rows-spanned="13">
            <text:p>Types of Machine Learning</text:p>
          </table:table-cell>
          <table:table-cell office:value-type="string" calcext:value-type="string" table:number-columns-spanned="1" table:number-rows-spanned="4">
            <text:p>1.Supervised Learning</text:p>
          </table:table-cell>
          <table:table-cell office:value-type="string" calcext:value-type="string" table:number-columns-spanned="1" table:number-rows-spanned="4">
            <text:p>Supervised learning, in the context of artificial intelligence (AI) and</text:p>
            <text:p>machine learning, is a type of system in which both input and desired </text:p>
            <text:p>output data are provided. Input and output data are labelled for </text:p>
            <text:p>Classification to provide a learning basis for future data processing. </text:p>
            <text:p>Supervised learning is where you have input variables (x) and an output</text:p>
            <text:p>Variable (Y) and you use an algorithm to learn the mapping function </text:p>
            <text:p>From the input to the output.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2. Un-supervised Learning</text:p>
          </table:table-cell>
          <table:table-cell office:value-type="string" calcext:value-type="string" table:number-columns-spanned="1" table:number-rows-spanned="3">
            <text:p>Unsupervised learning is the training of an artificial intelligence (AI)</text:p>
            <text:p>Algorithm using information that is neither classified nor labeled and </text:p>
            <text:p>allowing the algorithm to act on that information without guidance. </text:p>
            <text:p> Unsupervised learning is where you only have input data (X) and no </text:p>
            <text:p>corresponding output variables.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3. Semi supervised Learning</text:p>
          </table:table-cell>
          <table:table-cell table:style-name="ce8" office:value-type="string" calcext:value-type="string" table:number-columns-spanned="1" table:number-rows-spanned="5">
            <text:p>Semi-supervised learning falls in betweenSupervised and unsupervised</text:p>
            <text:p>Learning. In many practical situations, the cost to label is quite high, </text:p>
            <text:p>since it requires skilled human experts to do that. So, in the absence of</text:p>
            <text:p>labels in the majority of the observations but present in few, </text:p>
            <text:p>Semi-supervised algorithms are the best candidates for the model building. </text:p>
            <text:p>Problems where you have a large amount of input data (X) and only </text:p>
            <text:p>some of the data is labeled (Y) are called semi-supervised learning </text:p>
            <text:p>Problems.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8">
          <table:covered-table-cell/>
          <table:table-cell office:value-type="string" calcext:value-type="string">
            <text:p>4. Re-inforcement Learning</text:p>
          </table:table-cell>
          <table:table-cell table:style-name="ce9" office:value-type="string" calcext:value-type="string">
            <text:p><text:span text:style-name="T12">Reinforcement Learning is a type of Machine Learning, and thereby also</text:span></text:p>
            <text:p><text:span text:style-name="T12">a branch of Artificial Intelligence. It allows machines and software</text:span></text:p>
            <text:p><text:span text:style-name="T12">agents to automatically determine the ideal behaviour within a specific</text:span></text:p>
            <text:p><text:span text:style-name="T12">context, in order to maximize its performance. Simple reward feedback </text:span></text:p>
            <text:p><text:span text:style-name="T12">is required for the agent to learn its behaviour; this is known as the </text:span></text:p>
            <text:p><text:span text:style-name="T12">Reinforcement signal.</text:span>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 table:number-columns-spanned="1" table:number-rows-spanned="8">
            <text:p>Popular framework for Machine Learning</text:p>
          </table:table-cell>
          <table:table-cell office:value-type="string" calcext:value-type="string">
            <text:p>1.TensorFlow </text:p>
          </table:table-cell>
          <table:table-cell table:style-name="ce10" office:value-type="string" calcext:value-type="string">
            <text:p>It is an open source software library for numerical computation using </text:p>
            <text:p>data flow graphs. TensorFlow implements what are called data flow </text:p>
            <text:p>graphs, where batches of data (“tensors”) can be processed by a series</text:p>
            <text:p>of algorithms described by a graph. The movements of the data through</text:p>
            <text:p> the system are called “flows” — hence, the name. Graphs can be</text:p>
            <text:p>assembled with C++ or Python and can be processed on CPUs or GPUs.</text:p>
          </table:table-cell>
          <table:table-cell table:number-columns-repeated="1021"/>
        </table:table-row>
        <table:table-row table:style-name="ro7">
          <table:covered-table-cell/>
          <table:table-cell office:value-type="string" calcext:value-type="string">
            <text:p>2.PyTorch</text:p>
          </table:table-cell>
          <table:table-cell office:value-type="string" calcext:value-type="string">
            <text:p>PyTorch is a python package that provides two high-level features, that are</text:p>
            <text:p>Tensor computation (like numpy) with strong GPU acceleration and </text:p>
            <text:p>Deep Neural Networks built on a tape-based autodiff system.</text:p>
          </table:table-cell>
          <table:table-cell table:number-columns-repeated="1021"/>
        </table:table-row>
        <table:table-row table:style-name="ro6">
          <table:covered-table-cell/>
          <table:table-cell office:value-type="string" calcext:value-type="string">
            <text:p>3.Caffe</text:p>
          </table:table-cell>
          <table:table-cell office:value-type="string" calcext:value-type="string">
            <text:p>Caffe is a deep learning framework made with expression, speed, and</text:p>
            <text:p>modularity in mind.  Models and optimization are defined by configuration</text:p>
            <text:p>without hard-coding &amp; user can switch between CPU and GPU. Speed </text:p>
            <text:p>makes Caffe perfect for research experiments and industry deployment. </text:p>
            <text:p>Caffe can process over 60M images per day with a single NVIDIA K40 GPU.</text:p>
          </table:table-cell>
          <table:table-cell table:number-columns-repeated="1021"/>
        </table:table-row>
        <table:table-row table:style-name="ro10">
          <table:covered-table-cell/>
          <table:table-cell office:value-type="string" calcext:value-type="string">
            <text:p>4.Azure ML Studio </text:p>
          </table:table-cell>
          <table:table-cell office:value-type="string" calcext:value-type="string">
            <text:p>Azure ML Studio allows Microsoft Azure users to create and train models, </text:p>
            <text:p>then turn them into APIs that can be consumed by other services. Users get </text:p>
            <text:p>up to 10GB of storage per account for model data, although you can also </text:p>
            <text:p>connect your own Azure storage to the service for larger models. A wide</text:p>
            <text:p>range of algorithms are available, courtesy of both Microsoft and third parties.</text:p>
            <text:p> You don’t even need an account to try out the service; you can log in </text:p>
            <text:p>Anonymously and use Azure ML Studio for up to eight hours.</text:p>
          </table:table-cell>
          <table:table-cell table:number-columns-repeated="1021"/>
        </table:table-row>
        <table:table-row table:style-name="ro10">
          <table:covered-table-cell/>
          <table:table-cell office:value-type="string" calcext:value-type="string">
            <text:p>5.CNTK</text:p>
          </table:table-cell>
          <table:table-cell office:value-type="string" calcext:value-type="string">
            <text:p>CNTK (Cognitive Toolkit) is Microsoft’s open-source machine-learning </text:p>
            <text:p>framework. Although it is more popular in the speech recognition arena, </text:p>
            <text:p>CNTK can also be used for text and image training. Having support for a </text:p>
            <text:p>wide variety of machine learning algorithms such AS CNN, LSTM, RNN, </text:p>
            <text:p>Sequence-to-Sequence and Feed Forward, it is one of the most dynamic </text:p>
            <text:p>machine learning frameworks out there. CNTK supports multiple hardware </text:p>
            <text:p>Types, including various CPUs and GPUs.</text:p>
          </table:table-cell>
          <table:table-cell table:number-columns-repeated="1021"/>
        </table:table-row>
        <table:table-row table:style-name="ro12">
          <table:covered-table-cell/>
          <table:table-cell office:value-type="string" calcext:value-type="string">
            <text:p>6.Brainstorm</text:p>
          </table:table-cell>
          <table:table-cell office:value-type="string" calcext:value-type="string">
            <text:p>Brainstorm is one of the easiest machine learning frameworks to master </text:p>
            <text:p>considering its simplicity and flexibility. It makes working with neural </text:p>
            <text:p>networks faster and fun at the same time. Being written entirely in Python, </text:p>
            <text:p>Brainstorm was built to run smoothly on multiple backend systems.</text:p>
            <text:p>Brainstorm provides two ‘handers’ or data APIs using Python- one for CPUs </text:p>
            <text:p>by Numpy library and the other one to leverage GPUs using CUDA. Most of </text:p>
            <text:p>the heavy lifting is done by Python scripting which means a rich front-end UI </text:p>
            <text:p>Is almost absent.</text:p>
          </table:table-cell>
          <table:table-cell table:number-columns-repeated="1021"/>
        </table:table-row>
        <table:table-row table:style-name="ro6">
          <table:covered-table-cell/>
          <table:table-cell office:value-type="string" calcext:value-type="string">
            <text:p>7.Accord.NET</text:p>
          </table:table-cell>
          <table:table-cell office:value-type="string" calcext:value-type="string">
            <text:p>The Accord.NET framework is a.NET machine learning framework that makes</text:p>
            <text:p>audio and image processing easy. This framework can efficiently handle </text:p>
            <text:p>numerical optimization, artificial neural networks, and even visualization. </text:p>
            <text:p>Aside from this, Accord.NET is powerful for computer vision and signal </text:p>
            <text:p>Processing and also makes for an easy implementation of algorithms.</text:p>
          </table:table-cell>
          <table:table-cell table:number-columns-repeated="1021"/>
        </table:table-row>
        <table:table-row table:style-name="ro8">
          <table:covered-table-cell/>
          <table:table-cell office:value-type="string" calcext:value-type="string">
            <text:p>8.MXNet</text:p>
          </table:table-cell>
          <table:table-cell office:value-type="string" calcext:value-type="string">
            <text:p>The beauty of MXNet is that it gives the user the ability to code in a variety </text:p>
            <text:p>of programming languages. This means that you can train your deep learning</text:p>
            <text:p>models with whichever language you are comfortable in without having to </text:p>
            <text:p>learn something new from scratch. With the backend written in C++ and </text:p>
            <text:p>CUDA, MXNet is able to scale and work with a myriad of GPUs, which makes</text:p>
            <text:p>It indispensable to enterprises. 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9:32:43.650901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2:35:30.914558716</meta:creation-date>
    <meta:generator>LibreOffice/5.1.6.2$Linux_X86_64 LibreOffice_project/10m0$Build-2</meta:generator>
    <dc:date>2018-05-11T19:34:06.230963949</dc:date>
    <meta:editing-duration>PT51M6S</meta:editing-duration>
    <meta:editing-cycles>8</meta:editing-cycles>
    <meta:document-statistic meta:table-count="3" meta:cell-count="200" meta:object-count="0"/>
  </office:meta>
</office:document-meta>
</file>